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0.033cm" fo:margin-left="0.328cm" fo:margin-right="6.639cm" table:align="margins" style:shadow="none"/>
    </style:style>
    <style:style style:name="表格1.A" style:family="table-column">
      <style:table-column-properties style:column-width="10.033cm" style:rel-column-width="5688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9.839cm" table:align="margins"/>
    </style:style>
    <style:style style:name="表格2.A" style:family="table-column">
      <style:table-column-properties style:column-width="9.839cm" style:rel-column-width="65535*"/>
    </style:style>
    <style:style style:name="表格2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paragraph-properties fo:line-height="150%"/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P4">供应商名称： <text:s text:c="8"/>牧泰莱</text:p>
                  <text:p text:style-name="P4">客户名称：</text:p>
                  <text:p text:style-name="P4">采购合同号：</text:p>
                  <text:p text:style-name="P4">物料编码:</text:p>
                  <text:p text:style-name="P4">物料名称/型号：</text:p>
                  <text:p text:style-name="P4">数 量：</text:p>
                  <text:p text:style-name="P4">生产日期：</text:p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7:31:17.14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8" meta:word-count="22" meta:character-count="76"/>
  </office:meta>
</office:document-meta>
</file>